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7a3a5"/>
    </style:style>
    <style:style style:name="P2" style:family="paragraph" style:parent-style-name="Text_20_body">
      <style:paragraph-properties fo:text-align="start" style:justify-single-word="false"/>
      <style:text-properties officeooo:rsid="0017a3a5" officeooo:paragraph-rsid="0017a3a5"/>
    </style:style>
    <style:style style:name="P3" style:family="paragraph" style:parent-style-name="Text_20_body">
      <style:text-properties officeooo:rsid="0017a3a5" officeooo:paragraph-rsid="0017a3a5"/>
    </style:style>
    <style:style style:name="P4" style:family="paragraph" style:parent-style-name="Text_20_body">
      <style:text-properties officeooo:rsid="00182d63" officeooo:paragraph-rsid="00182d63"/>
    </style:style>
    <style:style style:name="P5" style:family="paragraph" style:parent-style-name="Text_20_body">
      <style:text-properties officeooo:rsid="00182d63" officeooo:paragraph-rsid="002f237f"/>
    </style:style>
    <style:style style:name="P6" style:family="paragraph" style:parent-style-name="Text_20_body">
      <style:text-properties officeooo:rsid="00182d63" officeooo:paragraph-rsid="003116de"/>
    </style:style>
    <style:style style:name="P7" style:family="paragraph" style:parent-style-name="Text_20_body">
      <style:text-properties officeooo:paragraph-rsid="001c147d"/>
    </style:style>
    <style:style style:name="P8" style:family="paragraph" style:parent-style-name="Text_20_body">
      <style:text-properties officeooo:paragraph-rsid="00182d63"/>
    </style:style>
    <style:style style:name="P9" style:family="paragraph" style:parent-style-name="Text_20_body">
      <style:text-properties officeooo:rsid="001c147d" officeooo:paragraph-rsid="001c147d"/>
    </style:style>
    <style:style style:name="P10" style:family="paragraph" style:parent-style-name="Text_20_body">
      <style:text-properties fo:font-weight="bold" officeooo:rsid="00182d63" officeooo:paragraph-rsid="00182d63" style:font-weight-asian="bold" style:font-weight-complex="bold"/>
    </style:style>
    <style:style style:name="P11" style:family="paragraph" style:parent-style-name="Text_20_body">
      <style:text-properties fo:font-weight="bold" officeooo:rsid="001c147d" officeooo:paragraph-rsid="001c147d" style:font-weight-asian="bold" style:font-weight-complex="bold"/>
    </style:style>
    <style:style style:name="P12" style:family="paragraph" style:parent-style-name="Text_20_body">
      <style:text-properties fo:font-weight="bold" officeooo:rsid="002d3dd9" officeooo:paragraph-rsid="002d3dd9" style:font-weight-asian="bold" style:font-weight-complex="bold"/>
    </style:style>
    <style:style style:name="P13" style:family="paragraph" style:parent-style-name="Text_20_body">
      <style:text-properties fo:font-weight="bold" officeooo:rsid="002f05d7" officeooo:paragraph-rsid="002f05d7" style:font-weight-asian="bold" style:font-weight-complex="bold"/>
    </style:style>
    <style:style style:name="P14" style:family="paragraph" style:parent-style-name="Text_20_body">
      <style:text-properties fo:font-weight="bold" officeooo:rsid="002c9cee" officeooo:paragraph-rsid="002c9cee" style:font-weight-asian="bold" style:font-weight-complex="bold"/>
    </style:style>
    <style:style style:name="P15" style:family="paragraph" style:parent-style-name="Text_20_body">
      <style:text-properties fo:font-weight="normal" officeooo:rsid="002d3dd9" officeooo:paragraph-rsid="002d3dd9" style:font-weight-asian="normal" style:font-weight-complex="normal"/>
    </style:style>
    <style:style style:name="P16" style:family="paragraph" style:parent-style-name="Text_20_body">
      <style:text-properties officeooo:rsid="002b24a0" officeooo:paragraph-rsid="002b24a0"/>
    </style:style>
    <style:style style:name="P17" style:family="paragraph" style:parent-style-name="Text_20_body">
      <style:text-properties officeooo:rsid="0028c136" officeooo:paragraph-rsid="0028c136"/>
    </style:style>
    <style:style style:name="P18" style:family="paragraph" style:parent-style-name="Text_20_body">
      <style:text-properties officeooo:rsid="002ca4d2" officeooo:paragraph-rsid="002ca4d2"/>
    </style:style>
    <style:style style:name="P19" style:family="paragraph" style:parent-style-name="Text_20_body">
      <style:text-properties officeooo:rsid="0025ee26" officeooo:paragraph-rsid="0025ee26"/>
    </style:style>
    <style:style style:name="P20" style:family="paragraph" style:parent-style-name="Text_20_body">
      <style:text-properties officeooo:rsid="002c9cee"/>
    </style:style>
    <style:style style:name="P21" style:family="paragraph" style:parent-style-name="Text_20_body">
      <style:text-properties officeooo:paragraph-rsid="00361f72"/>
    </style:style>
    <style:style style:name="P22" style:family="paragraph" style:parent-style-name="Text_20_body">
      <style:paragraph-properties fo:margin-left="0.4925in" fo:margin-right="0in" fo:text-indent="0in" style:auto-text-indent="false"/>
      <style:text-properties fo:font-weight="normal" officeooo:rsid="00182d63" officeooo:paragraph-rsid="00182d63" style:font-weight-asian="normal" style:font-weight-complex="normal"/>
    </style:style>
    <style:style style:name="P23" style:family="paragraph" style:parent-style-name="Text_20_body">
      <style:paragraph-properties fo:margin-left="0.4925in" fo:margin-right="0in" fo:text-indent="0in" style:auto-text-indent="false"/>
      <style:text-properties fo:font-weight="normal" officeooo:rsid="00182d63" officeooo:paragraph-rsid="001994ae" style:font-weight-asian="normal" style:font-weight-complex="normal"/>
    </style:style>
    <style:style style:name="P24" style:family="paragraph" style:parent-style-name="Text_20_body">
      <style:paragraph-properties fo:margin-left="0.4925in" fo:margin-right="0in" fo:text-indent="0in" style:auto-text-indent="false"/>
      <style:text-properties fo:font-weight="normal" officeooo:rsid="001994ae" officeooo:paragraph-rsid="00182d63" style:font-weight-asian="normal" style:font-weight-complex="normal"/>
    </style:style>
    <style:style style:name="P25" style:family="paragraph" style:parent-style-name="Text_20_body">
      <style:paragraph-properties fo:margin-left="0.4925in" fo:margin-right="0in" fo:text-indent="0in" style:auto-text-indent="false"/>
      <style:text-properties fo:font-weight="normal" officeooo:rsid="002d3dd9" officeooo:paragraph-rsid="002d3dd9" style:font-weight-asian="normal" style:font-weight-complex="normal"/>
    </style:style>
    <style:style style:name="P26" style:family="paragraph" style:parent-style-name="Text_20_body">
      <style:paragraph-properties fo:margin-left="0.4925in" fo:margin-right="0in" fo:text-indent="0in" style:auto-text-indent="false"/>
      <style:text-properties style:font-name="DejaVu Sans Mono" officeooo:rsid="001c147d" officeooo:paragraph-rsid="001c147d"/>
    </style:style>
    <style:style style:name="P27" style:family="paragraph" style:parent-style-name="Text_20_body">
      <style:paragraph-properties fo:margin-left="0.4925in" fo:margin-right="0in" fo:text-indent="0in" style:auto-text-indent="false"/>
      <style:text-properties officeooo:rsid="001994ae" officeooo:paragraph-rsid="002d3dd9"/>
    </style:style>
    <style:style style:name="P28" style:family="paragraph" style:parent-style-name="Text_20_body">
      <style:paragraph-properties fo:margin-left="0.4925in" fo:margin-right="0in" fo:text-indent="0in" style:auto-text-indent="false"/>
      <style:text-properties style:font-name="Courier 10 Pitch" officeooo:rsid="0028c136" officeooo:paragraph-rsid="0028c136"/>
    </style:style>
    <style:style style:name="P29" style:family="paragraph" style:parent-style-name="Standard">
      <style:paragraph-properties fo:margin-left="0.4925in" fo:margin-right="0in" fo:text-indent="0in" style:auto-text-indent="false"/>
      <style:text-properties officeooo:paragraph-rsid="002c9cee"/>
    </style:style>
    <style:style style:name="P30" style:family="paragraph" style:parent-style-name="Standard">
      <style:text-properties fo:font-weight="normal" officeooo:rsid="002d3dd9" officeooo:paragraph-rsid="002d3dd9" style:font-weight-asian="normal" style:font-weight-complex="normal"/>
    </style:style>
    <style:style style:name="P31" style:family="paragraph" style:parent-style-name="Standard">
      <style:text-properties officeooo:rsid="002c9cee"/>
    </style:style>
    <style:style style:name="P32" style:family="paragraph" style:parent-style-name="Standard">
      <style:text-properties officeooo:rsid="002c9cee" officeooo:paragraph-rsid="002c9cee"/>
    </style:style>
    <style:style style:name="P33" style:family="paragraph" style:parent-style-name="Standard">
      <style:text-properties officeooo:rsid="002c9cee" officeooo:paragraph-rsid="00361f72"/>
    </style:style>
    <style:style style:name="P34" style:family="paragraph" style:parent-style-name="Standard">
      <style:text-properties officeooo:rsid="00361f72" officeooo:paragraph-rsid="00361f72"/>
    </style:style>
    <style:style style:name="P35" style:family="paragraph" style:parent-style-name="Standard">
      <style:text-properties officeooo:rsid="00394bb5" officeooo:paragraph-rsid="00394bb5"/>
    </style:style>
    <style:style style:name="P36" style:family="paragraph" style:parent-style-name="Heading_20_2">
      <style:text-properties officeooo:rsid="0017a3a5"/>
    </style:style>
    <style:style style:name="P37" style:family="paragraph" style:parent-style-name="Heading_20_2">
      <style:text-properties officeooo:rsid="0019b18f" officeooo:paragraph-rsid="0019b18f"/>
    </style:style>
    <style:style style:name="P38" style:family="paragraph" style:parent-style-name="Heading_20_2">
      <style:text-properties officeooo:rsid="002527c6" officeooo:paragraph-rsid="002527c6"/>
    </style:style>
    <style:style style:name="P39" style:family="paragraph" style:parent-style-name="Heading_20_2">
      <style:text-properties officeooo:rsid="00182d63" officeooo:paragraph-rsid="00182d63"/>
    </style:style>
    <style:style style:name="P40" style:family="paragraph" style:parent-style-name="Text_20_body" style:list-style-name="L1">
      <style:text-properties officeooo:paragraph-rsid="0019b18f"/>
    </style:style>
    <style:style style:name="P41" style:family="paragraph" style:parent-style-name="Text_20_body" style:list-style-name="L1">
      <style:text-properties officeooo:paragraph-rsid="0022900b"/>
    </style:style>
    <style:style style:name="P42" style:family="paragraph" style:parent-style-name="Text_20_body" style:list-style-name="L1">
      <style:text-properties officeooo:paragraph-rsid="001c147d"/>
    </style:style>
    <style:style style:name="P43" style:family="paragraph" style:parent-style-name="Text_20_body" style:list-style-name="L1">
      <style:text-properties officeooo:rsid="001dd11e" officeooo:paragraph-rsid="001dd11e"/>
    </style:style>
    <style:style style:name="P44" style:family="paragraph" style:parent-style-name="Text_20_body" style:list-style-name="L1">
      <style:text-properties officeooo:rsid="001acf0d" officeooo:paragraph-rsid="001dd11e"/>
    </style:style>
    <style:style style:name="P45" style:family="paragraph" style:parent-style-name="Text_20_body" style:list-style-name="L1">
      <style:text-properties officeooo:rsid="001acf0d" officeooo:paragraph-rsid="001acf0d"/>
    </style:style>
    <style:style style:name="P46" style:family="paragraph" style:parent-style-name="Text_20_body" style:list-style-name="L1">
      <style:text-properties officeooo:rsid="001e0bb8" officeooo:paragraph-rsid="001e0bb8"/>
    </style:style>
    <style:style style:name="P47" style:family="paragraph" style:parent-style-name="Text_20_body" style:list-style-name="L1">
      <style:text-properties officeooo:rsid="00256521" officeooo:paragraph-rsid="00256521"/>
    </style:style>
    <style:style style:name="P48" style:family="paragraph" style:parent-style-name="Text_20_body" style:list-style-name="L2"/>
    <style:style style:name="P49" style:family="paragraph" style:parent-style-name="Text_20_body" style:list-style-name="L3">
      <style:text-properties officeooo:rsid="0020b223" officeooo:paragraph-rsid="002ca4d2"/>
    </style:style>
    <style:style style:name="P50" style:family="paragraph" style:parent-style-name="Text_20_body" style:list-style-name="L1">
      <style:text-properties officeooo:rsid="0038ee9a" officeooo:paragraph-rsid="0038ee9a"/>
    </style:style>
    <style:style style:name="P51" style:family="paragraph" style:parent-style-name="Heading_20_1">
      <style:paragraph-properties fo:text-align="center" style:justify-single-word="false"/>
      <style:text-properties officeooo:rsid="0017a3a5"/>
    </style:style>
    <style:style style:name="T1" style:family="text">
      <style:text-properties officeooo:rsid="00182d63"/>
    </style:style>
    <style:style style:name="T2" style:family="text">
      <style:text-properties officeooo:rsid="00199d60"/>
    </style:style>
    <style:style style:name="T3" style:family="text">
      <style:text-properties officeooo:rsid="0019b18f"/>
    </style:style>
    <style:style style:name="T4" style:family="text">
      <style:text-properties officeooo:rsid="001b0b67"/>
    </style:style>
    <style:style style:name="T5" style:family="text">
      <style:text-properties officeooo:rsid="001c147d"/>
    </style:style>
    <style:style style:name="T6" style:family="text">
      <style:text-properties style:font-name="Droid Sans Mono1" fo:font-size="11pt" officeooo:rsid="001c147d" style:font-size-asian="11pt" style:font-size-complex="11pt"/>
    </style:style>
    <style:style style:name="T7" style:family="text">
      <style:text-properties style:font-name="Droid Sans Mono" fo:font-size="11pt" officeooo:rsid="001c147d" style:font-size-asian="11pt" style:font-size-complex="11pt"/>
    </style:style>
    <style:style style:name="T8" style:family="text">
      <style:text-properties officeooo:rsid="001f2033"/>
    </style:style>
    <style:style style:name="T9" style:family="text">
      <style:text-properties officeooo:rsid="0020b223"/>
    </style:style>
    <style:style style:name="T10" style:family="text">
      <style:text-properties fo:font-style="italic" officeooo:rsid="001c147d" style:font-style-asian="italic" style:font-style-complex="italic"/>
    </style:style>
    <style:style style:name="T11" style:family="text">
      <style:text-properties officeooo:rsid="0023845d"/>
    </style:style>
    <style:style style:name="T12" style:family="text">
      <style:text-properties officeooo:rsid="00256521"/>
    </style:style>
    <style:style style:name="T13" style:family="text">
      <style:text-properties officeooo:rsid="0025fd17"/>
    </style:style>
    <style:style style:name="T14" style:family="text">
      <style:text-properties officeooo:rsid="002c9cee"/>
    </style:style>
    <style:style style:name="T15" style:family="text">
      <style:text-properties style:font-name="Courier 10 Pitch"/>
    </style:style>
    <style:style style:name="T16" style:family="text">
      <style:text-properties style:font-name="Courier 10 Pitch" officeooo:rsid="002c9cee"/>
    </style:style>
    <style:style style:name="T17" style:family="text">
      <style:text-properties style:font-name="Courier 10 Pitch" fo:font-weight="normal" officeooo:rsid="002c9cee" style:font-weight-asian="normal" style:font-weight-complex="normal"/>
    </style:style>
    <style:style style:name="T18" style:family="text">
      <style:text-properties style:font-name="Liberation Sans" fo:font-weight="normal" officeooo:rsid="002c9cee" style:font-weight-asian="normal" style:font-weight-complex="normal"/>
    </style:style>
    <style:style style:name="T19" style:family="text">
      <style:text-properties fo:font-weight="normal" officeooo:rsid="002c9cee" style:font-weight-asian="normal" style:font-weight-complex="normal"/>
    </style:style>
    <style:style style:name="T20" style:family="text">
      <style:text-properties fo:font-weight="normal" officeooo:rsid="002d3dd9" style:font-weight-asian="normal" style:font-weight-complex="normal"/>
    </style:style>
    <style:style style:name="T21" style:family="text">
      <style:text-properties fo:font-weight="normal" officeooo:rsid="002e225b" style:font-weight-asian="normal" style:font-weight-complex="normal"/>
    </style:style>
    <style:style style:name="T22" style:family="text">
      <style:text-properties officeooo:rsid="002ca4d2"/>
    </style:style>
    <style:style style:name="T23" style:family="text">
      <style:text-properties officeooo:rsid="002d3dd9"/>
    </style:style>
    <style:style style:name="T24" style:family="text">
      <style:text-properties officeooo:rsid="002f05d7"/>
    </style:style>
    <style:style style:name="T25" style:family="text">
      <style:text-properties officeooo:rsid="002f237f"/>
    </style:style>
    <style:style style:name="T26" style:family="text">
      <style:text-properties officeooo:rsid="003116de"/>
    </style:style>
    <style:style style:name="T27" style:family="text">
      <style:text-properties officeooo:rsid="0032f7cc"/>
    </style:style>
    <style:style style:name="T28" style:family="text">
      <style:text-properties officeooo:rsid="00353b4c"/>
    </style:style>
    <style:style style:name="T29" style:family="text">
      <style:text-properties officeooo:rsid="00354aa4"/>
    </style:style>
    <style:style style:name="T30" style:family="text">
      <style:text-properties officeooo:rsid="00361f72"/>
    </style:style>
    <style:style style:name="T31" style:family="text">
      <style:text-properties officeooo:rsid="0037219f"/>
    </style:style>
    <style:style style:name="T32" style:family="text">
      <style:text-properties officeooo:rsid="0038ee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The Architecture, Implementation and Installation</text:h>
      <text:h text:style-name="P51" text:outline-level="1">of</text:h>
      <text:h text:style-name="P51" text:outline-level="1">CardioCPI (v. 2)</text:h>
      <text:p text:style-name="P1"/>
      <text:p text:style-name="P2">CardioCPI is a web-based application that provides <text:span text:style-name="T25">facilities for </text:span>statistical and plotting <text:span text:style-name="T25">functions of</text:span> gene <text:span text:style-name="T4">and non-coding (mir) expression </text:span>data. <text:span text:style-name="T4">In particular it provides cross platform evaluation of …</text:span></text:p>
      <text:p text:style-name="P2"/>
      <text:p text:style-name="P2"/>
      <text:h text:style-name="P36" text:outline-level="2">Architecture</text:h>
      <text:p text:style-name="P3"><text:span text:style-name="T11">Because it is web-based, t</text:span>he CardioCPI appl<text:span text:style-name="T11">ication</text:span> can be divided into two functional areas: the client and the server. The client side is made up of the HTML pages and accompanying JavaScript code and libraries and CSS stylesheets. <text:s/>The client side components are delivered by a web server – Apache in the case of this application – although any web server should work. The server side of CardioCPI is <text:span text:style-name="T1">connected to</text:span> a <text:span text:style-name="T2">networked </text:span>data server, SSDB, that executes commands <text:span text:style-name="T2">that</text:span> store and retrieve data that is stored in a No-SQL data store – LevelDB i<text:span text:style-name="T29">s used for</text:span> this application. </text:p>
      <text:h text:style-name="P37" text:outline-level="2">Components</text:h>
      <text:list xml:id="list1642787866347551947" text:style-name="L1">
        <text:list-item>
          <text:p text:style-name="P40"><text:span text:style-name="T3">Python (2.7.4) – The implementation language. Download from </text:span><text:a xlink:type="simple" xlink:href="https://www.python.org/"><text:span text:style-name="T3">https://www.python.org/</text:span></text:a></text:p>
        </text:list-item>
        <text:list-item>
          <text:p text:style-name="P41"><text:span text:style-name="T3">Python modules - these can all be installed using the </text:span><text:span text:style-name="T10">pip</text:span><text:span text:style-name="T5"> utility: <text:s/></text:span><text:a xlink:type="simple" xlink:href="http://pip.readthedocs.org/en/latest/index.html"><text:span text:style-name="T5">http://pip.readthedocs.org/en/latest/index.html</text:span></text:a></text:p>
          <text:list>
            <text:list-item>
              <text:p text:style-name="P43">Django (1.6.1) –<text:span text:style-name="T13"> The web application framework.</text:span></text:p>
            </text:list-item>
            <text:list-item>
              <text:p text:style-name="P44">numpy (1.8.1 or newer) – Python scientific computing package</text:p>
            </text:list-item>
            <text:list-item>
              <text:p text:style-name="P45">pandas (0.13.1 or newer) – Python high-performance data structures (data frames, etc.)</text:p>
            </text:list-item>
            <text:list-item>
              <text:p text:style-name="P45">scipy (0.13.3 or newer) – Scientific computing package.</text:p>
            </text:list-item>
            <text:list-item>
              <text:p text:style-name="P45">matplotlib (1.3.1 or newer) – 2D plotting library.</text:p>
            </text:list-item>
            <text:list-item>
              <text:p text:style-name="P45"><text:span text:style-name="T32">py</text:span>ssdb (0.0.2 or newer) – SSDB client library.</text:p>
            </text:list-item>
            <text:list-item>
              <text:p text:style-name="P50">mne (0.7.1 or newer) – Additional statistical functions (p-value correction with False Discovery Rate) </text:p>
            </text:list-item>
          </text:list>
        </text:list-item>
        <text:list-item>
          <text:p text:style-name="P42"><text:span text:style-name="T5">SSDB - <text:s/>Downloads and installation instructions for a linux version can be found at </text:span><text:a xlink:type="simple" xlink:href="http://ssdb.io/"><text:span text:style-name="T5">http://ssdb.io/</text:span></text:a><text:span text:style-name="T5"> NB: A Windows version can be found at </text:span><text:a xlink:type="simple" xlink:href="https://github.com/ideawu/ssdb-bin"><text:span text:style-name="T5">https://github.com/ideawu/ssdb-bin</text:span></text:a></text:p>
        </text:list-item>
        <text:list-item>
          <text:p text:style-name="P46">Bootstrap (2.3.2) –<text:span text:style-name="T12"> This CSS/JavaScript library is included with CardioCPI. NB: Do not use Bootstrap version 3.0 or greater.</text:span></text:p>
        </text:list-item>
        <text:list-item>
          <text:p text:style-name="P46">Select2 (3.3.2 <text:span text:style-name="T25">or newer</text:span>) –<text:span text:style-name="T12"> This CSS/JavaScript library is included with CardioCPI.</text:span></text:p>
        </text:list-item>
        <text:list-item>
          <text:p text:style-name="P47">Jquery (1.10.1) – This CSS/JavaScript library is automatically loaded by the web browser from the Google Hosted Libraries. <text:span text:style-name="T25">NB: Cardiocpi has only been tested with this version of Jquery.</text:span></text:p>
        </text:list-item>
        <text:list-item>
          <text:p text:style-name="P47">Datatables (2.2.1) – This CSS/Javascript library is automatically loaded by the web browser from the Datatables CDN (Content Distribution Network).</text:p>
        </text:list-item>
      </text:list>
      <text:h text:style-name="P36" text:outline-level="2"><text:soft-page-break/>Impl<text:span text:style-name="T24">eme</text:span>ntation</text:h>
      <text:p text:style-name="P4">CardioCPI is a Django application that was developed using IntelliJ IDEA. <text:s/>Python, HTML, JavaScript and CSS <text:span text:style-name="T8">are</text:span> used. In addition, the Select2, Bootstrap and jQuery JavaScript libraries are used for interactivity and <text:span text:style-name="T25">the </text:span>look and feel of the HTML pages</text:p>
      <text:p text:style-name="P10">File Organization (primary)</text:p>
      <text:p text:style-name="P22">CardioCPI</text:p>
      <text:p text:style-name="P22"><text:tab/><text:span text:style-name="T5">manage.py – A Django management program.</text:span></text:p>
      <text:p text:style-name="P22"><text:tab/>Cardiocpiv2 – Main Python files</text:p>
      <text:p text:style-name="P22"><text:tab/><text:tab/>geo_data.py<text:tab/>- Interface to the SSDB data server.</text:p>
      <text:p text:style-name="P22"><text:tab/><text:tab/>plots.py<text:tab/>- Implementation of Heatmap and Correlation plots</text:p>
      <text:p text:style-name="P22"><text:tab/><text:tab/>settings.py<text:tab/>- Django application settings.</text:p>
      <text:p text:style-name="P22"><text:tab/><text:tab/>urls.py<text:tab/><text:tab/>- Django url to view function mapping.</text:p>
      <text:p text:style-name="P22"><text:tab/><text:tab/>views.py<text:tab/>- Django implementation of web services.</text:p>
      <text:p text:style-name="P22"><text:tab/><text:tab/>wsgi.py<text:tab/>- Django file for web server integration.</text:p>
      <text:p text:style-name="P22"><text:tab/>conf</text:p>
      <text:p text:style-name="P22"><text:tab/><text:tab/>cardiocpi.conf -</text:p>
      <text:p text:style-name="P22"><text:tab/>media – temporary storage for generated plots.</text:p>
      <text:p text:style-name="P22"><text:tab/>static</text:p>
      <text:p text:style-name="P22"><text:tab/><text:tab/>css</text:p>
      <text:p text:style-name="P22"><text:tab/><text:tab/><text:tab/>cardiocpiv2.css – CardioCPI-specific colors, etc.</text:p>
      <text:p text:style-name="P22"><text:tab/><text:tab/><text:tab/>css library files</text:p>
      <text:p text:style-name="P23"><text:tab/><text:tab/>image</text:p>
      <text:p text:style-name="P23"><text:tab/><text:tab/><text:tab/>MMCRI logo, et al.</text:p>
      <text:p text:style-name="P22"><text:tab/><text:tab/>js</text:p>
      <text:p text:style-name="P22"><text:tab/><text:tab/><text:tab/>cardiocpiv2.js – JavaScript to control the application's interactivity.</text:p>
      <text:p text:style-name="P22"><text:tab/><text:tab/><text:tab/>js library files</text:p>
      <text:p text:style-name="P22"><text:tab/>templates</text:p>
      <text:p text:style-name="P22"><text:tab/><text:tab/>index.html<text:tab/>- Django template of the main application page.</text:p>
      <text:p text:style-name="P24"><text:tab/><text:tab/>statistics.html – Django template for Statistical output; dynamically inserted into <text:tab/><text:tab/><text:tab/><text:tab/> <text:s text:c="2"/>index.html</text:p>
      <text:p text:style-name="P25">Load TOF Data SSDB</text:p>
      <text:p text:style-name="P25"><text:tab/>data<text:tab/>- contains the raw GEO “soft” data files</text:p>
      <text:p text:style-name="P25"><text:tab/>src </text:p>
      <text:p text:style-name="P27"><text:span text:style-name="T20"><text:tab/><text:tab/></text:span><text:span text:style-name="T21">Load_From_GEO_Soft.py – dataset initialization program.</text:span></text:p>
      <text:p text:style-name="P25"><text:tab/><text:tab/></text:p>
      <text:h text:style-name="P38" text:outline-level="2"/>
      <text:h text:style-name="P38" text:outline-level="2">Dataset <text:s/>Installation</text:h>
      <text:p text:style-name="P12">Preliminaries</text:p>
      <text:p text:style-name="P15">Save the dataset creation application – top-level directory is <text:span text:style-name="T27">'</text:span>Load TOF Data SSDB<text:span text:style-name="T27">'</text:span> – to a local directory. This directory contains a dataset initialization program as well as the raw data files used as the dataset input sources.</text:p>
      <text:p text:style-name="P15"/>
      <text:p text:style-name="P13"><text:soft-page-break/>Building the Dataset</text:p>
      <text:p text:style-name="P16">The dataset for CardioCPI is based on two sets of data from NCBI's Gene Expression Omnibus (GEO) website:</text:p>
      <text:p text:style-name="P16"/>
      <text:list xml:id="list7342901427244317382" text:style-name="L2">
        <text:list-item>
          <text:p text:style-name="P48"><text:span text:style-name="T14">GSE35781, Non coding</text:span> RNA expression in myocardium from infants with tetralogy of Fallot <text:span text:style-name="T14">- </text:span><text:a xlink:type="simple" xlink:href="http://0-www.ncbi.nlm.nih.gov.elis.tmu.edu.tw/geo/query/acc.cgi?acc=GSE35781"><text:span text:style-name="T14">http://0-www.ncbi.nlm.nih.gov.elis.tmu.edu.tw/geo/query/acc.cgi?acc=GSE35781</text:span></text:a></text:p>
        </text:list-item>
        <text:list-item>
          <text:p text:style-name="P48"><text:span text:style-name="T14">GSE26125, Gene expression in cardiac tissues from infants with idiopathic conotruncal defects - </text:span><text:a xlink:type="simple" xlink:href="http://0-www.ncbi.nlm.nih.gov.elis.tmu.edu.tw/geo/query/acc.cgi?acc=GSE26125"><text:span text:style-name="T14">http://0-www.ncbi.nlm.nih.gov.elis.tmu.edu.tw/geo/query/acc.cgi?acc=GSE26125</text:span></text:a></text:p>
        </text:list-item>
      </text:list>
      <text:p text:style-name="P20"/>
      <text:p text:style-name="P19">The dataset is managed by an independent, long-lived server: SSDB. SSDB must be installed and running before the dataset can be built and <text:span text:style-name="T29">during the time that</text:span> CardioCPI is being used. The best practice is to have SSDB running as an independent process: a daemon on Linux systems; a service on Windows systems. The server can also be run on an as-needed basis. </text:p>
      <text:p text:style-name="P19"/>
      <text:p text:style-name="P17">Once SSDB is running, a <text:span text:style-name="T29">Python </text:span>program (Load_From_GEO_Soft.py) <text:span text:style-name="T29">is used</text:span> to create the dataset. This application will read <text:span text:style-name="T29">the GEO </text:span>'soft' formatted files that have been downloaded from the GEO website. Please note that this application is very ad hoc and is specifically written to handle two studies that used the same samples. Adapt this program to suit your particular data sources and requirements. Once the application is modified (if needed), building the dataset is accomplished by issuing the following command from within the same directory that the SSDB server is installed:</text:p>
      <text:p text:style-name="P28">python Load_From_GEO_Soft.py</text:p>
      <text:p text:style-name="P17">Note that, by default, SSDB creates the dataset files in <text:span text:style-name="T28">a </text:span>sub-directory named 'var'.</text:p>
      <text:h text:style-name="P36" text:outline-level="2"><text:span text:style-name="T9">Application </text:span>Installatio<text:span text:style-name="T5">n and Running</text:span></text:h>
      <text:p text:style-name="P9">Being a web-based application, Car<text:span text:style-name="T23">d</text:span>ioCPI needs a web server to deliver the web pages, plots, etc. to a <text:s/>browser. <text:s/>There are two ways to <text:span text:style-name="T29">accomplish this</text:span>: via an installed web server <text:s/>(<text:span text:style-name="T30">Apache</text:span>, for example) or by using Django's built-in web server. Both methods are described below.</text:p>
      <text:p text:style-name="P9"/>
      <text:p text:style-name="P14">Preliminaries</text:p>
      <text:p text:style-name="P30">Save the application – top-level directory is CardioCPI – to a local directory.</text:p>
      <text:p text:style-name="P30"/>
      <text:p text:style-name="Standard"><text:span text:style-name="T19">Prior to running the application, certain configuration parameters must be set. In the settings.py Django configuration file ensure that the variables </text:span><text:span text:style-name="T17">SSDB_HOST</text:span><text:span text:style-name="T19"> and </text:span><text:span text:style-name="T17">SSDB_PORT</text:span><text:span text:style-name="T18"> </text:span>are set to the same values used when starting the SSDB server. <text:span text:style-name="T14">The default values are </text:span><text:span text:style-name="T16">“localhost”</text:span><text:span text:style-name="T14"> and </text:span><text:span text:style-name="T16">8888</text:span><text:span text:style-name="T14">, respectively.</text:span></text:p>
      <text:p text:style-name="Standard"/>
      <text:p text:style-name="P35">The views.py file in the CardioCPIv2 subdirectory needs to be modified. Please read the instructions in the file with respect to changing the HOME environment variable.</text:p>
      <text:p text:style-name="P35"/>
      <text:p text:style-name="P31"/>
      <text:p text:style-name="P11">Installed Web Server</text:p>
      <text:p text:style-name="Standard"><text:span text:style-name="T1">Installation involves letting the web server know where the CardioCPI files are located. For the Apache web server this means modifying Apache's configuration file to point to the CardioCPI application. <text:s/>Consult you system documentation to locate the Apache configuration file; it is often named </text:span><text:span text:style-name="T16">“apache2.conf”</text:span>. <text:span text:style-name="T14"><text:s/>Place the following line at the end of this file:</text:span></text:p>
      <text:p text:style-name="P31"/>
      <text:p text:style-name="P29"><text:span text:style-name="T16">Include "</text:span><text:span text:style-name="T14">&lt;installation-directory&gt;</text:span><text:span text:style-name="T16">/CardioCPI/conf/cardiocpi.conf"</text:span></text:p>
      <text:p text:style-name="P32"><text:soft-page-break/></text:p>
      <text:p text:style-name="P33">where &lt;installation-directory&gt; is the directory where the CardioCPI application files have been placed.</text:p>
      <text:p text:style-name="P33"/>
      <text:p text:style-name="P34">You must now modify the <text:span text:style-name="T15">cardiocpi.conf</text:span> file so that it points to your installation of the application. <text:s/>This is accomplished by replacing the string <text:span text:style-name="T15">“/home/pcmarks/Desktop”</text:span> with the <text:span text:style-name="T31">installation directory.</text:span></text:p>
      <text:p text:style-name="P34"/>
      <text:p text:style-name="P33"><text:s/>After <text:span text:style-name="T30">these modifications</text:span>, <text:span text:style-name="T30">Apache</text:span> needs to be restarted. Note that you must be a privileged user.</text:p>
      <text:p text:style-name="P33"/>
      <text:p text:style-name="P34">It should be noted that cardiocpi.conf file contains Apache instructions that results in mod_wsgi[8], the Apache plugin that provides Python support, being run in “daemon” mode. This is to allow multiple user access without interference.</text:p>
      <text:p text:style-name="P32"/>
      <text:p text:style-name="P11">Django Web Server</text:p>
      <text:p text:style-name="P9">The other way of running the application is to use Django's built-in HTTP server. This server can be run by executing the following command from the home directory of the application:</text:p>
      <text:p text:style-name="P26">python manage.py runserver localhost:8000</text:p>
      <text:p text:style-name="P7"><text:span text:style-name="T5">The parameter </text:span><text:span text:style-name="T7">localhost:8000</text:span><text:span text:style-name="T5"> can be changed to what is appropriate for you system. Access to the application, then, is via a web browser using the url </text:span><text:span text:style-name="T6">localhost:8000</text:span><text:span text:style-name="T5"> (in this example). <text:s/>Note that the url is different than what is used when the application is served by an installed web server such as Apache. Please note that the Django project does not recommend using their web server for production use because of performance and security reasons. Although we use the Apache installation, when running the Django Web Server we have not experienced any performance problems nor have there been any security concerns because the application runs within our site's firewall.</text:span></text:p>
      <text:p text:style-name="P9"/>
      <text:p text:style-name="P18">After one of these web servers has been set up, use a web browser to go to either:</text:p>
      <text:list xml:id="list1271948709766298880" text:style-name="L3">
        <text:list-item>
          <text:p text:style-name="P49"><text:a xlink:type="simple" xlink:href="http://localhost:8000/"><text:span text:style-name="T22">http://localhost:8000</text:span></text:a><text:span text:style-name="T22"> or</text:span></text:p>
        </text:list-item>
        <text:list-item>
          <text:p text:style-name="P49"><text:a xlink:type="simple" xlink:href="http://your/"><text:span text:style-name="T22">http:/</text:span></text:a><text:span text:style-name="T22">/&lt;hostname&gt;/bio/cardiocpi</text:span></text:p>
        </text:list-item>
      </text:list>
      <text:p text:style-name="P18"/>
      <text:p text:style-name="P18">depending on the web server that you are using, where &lt;hostname&gt; needs to be replaced with the host name or ip address of the computer that is running the web server.</text:p>
      <text:h text:style-name="P39" text:outline-level="2">References</text:h>
      <text:p text:style-name="P21"><text:span text:style-name="T1">[1] Apache - </text:span><text:a xlink:type="simple" xlink:href="http://httpd.apache.org/"><text:span text:style-name="T1">http://httpd.apache.org/</text:span></text:a></text:p>
      <text:p text:style-name="P6">[2] LevelDB - <text:a xlink:type="simple" xlink:href="https://code.google.com/p/leveldb/"><text:span text:style-name="T26">https://code.google.com/p/leveldb/</text:span></text:a><text:span text:style-name="T26"> </text:span></text:p>
      <text:p text:style-name="P8"><text:span text:style-name="T1">[3] Django - </text:span><text:a xlink:type="simple" xlink:href="https://www.djangoproject.com/"><text:span text:style-name="T1">https://www.djangoproject.com/</text:span></text:a></text:p>
      <text:p text:style-name="P8"><text:span text:style-name="T1">[4] Select2 - </text:span><text:a xlink:type="simple" xlink:href="http://ivaynberg.github.io/select2/"><text:span text:style-name="T1">http://ivaynberg.github.io/select2/</text:span></text:a></text:p>
      <text:p text:style-name="P8"><text:span text:style-name="T1">[5] Bootstrap - </text:span><text:a xlink:type="simple" xlink:href="http://getbootstrap.com/2.3.2/"><text:span text:style-name="T1">http://getbootstrap.com/2.3.2/</text:span></text:a></text:p>
      <text:p text:style-name="P5">[6] jQuery - <text:a xlink:type="simple" xlink:href="http://jquery.com/"><text:span text:style-name="T25">http://jquery.com/</text:span></text:a></text:p>
      <text:p text:style-name="P7"><text:span text:style-name="T5">[7] SSDB - </text:span><text:a xlink:type="simple" xlink:href="http://ssdb.io/"><text:span text:style-name="T5">http://ssdb.io/</text:span></text:a></text:p>
      <text:p text:style-name="P21"><text:span text:style-name="T30">[8] mod_wsgi - </text:span><text:a xlink:type="simple" xlink:href="https://code.google.com/p/modwsgi/"><text:span text:style-name="T30">https://code.google.com/p/modwsgi/</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201in" style:contextual-spacing="false"/>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arks</meta:initial-creator>
    <meta:creation-date>2014-06-25T15:38:44</meta:creation-date>
    <dc:date>2014-08-19T10:16:20.807207467</dc:date>
    <dc:creator>Peter Marks</dc:creator>
    <meta:editing-duration>PT4H41M15S</meta:editing-duration>
    <meta:editing-cycles>26</meta:editing-cycles>
    <meta:generator>LibreOffice/4.1.3.2$Linux_X86_64 LibreOffice_project/410m0$Build-2</meta:generator>
    <meta:document-statistic meta:table-count="0" meta:image-count="0" meta:object-count="0" meta:page-count="4" meta:paragraph-count="94" meta:word-count="1281" meta:character-count="8818" meta:non-whitespace-character-count="7545"/>
  </office:meta>
</office:document-meta>
</file>